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99"/>
    </style:style>
    <style:style style:name="T1" style:family="text">
      <style:text-properties style:font-name="SimHei" fo:font-size="13.5pt"/>
    </style:style>
    <style:style style:name="T2" style:family="text">
      <style:text-properties style:font-name-asian="SimHei" style:font-size-asian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ofstream</text:span><text:span text:style-name="T2">是从内存到硬盘，</text:span><text:span text:style-name="T1">ifstream</text:span><text:span text:style-name="T2">是从硬盘到内存，其实所谓的流缓冲就是内存空间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Hei" svg:font-family="SimHe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2:23:30.317086088</meta:creation-date>
    <dc:date>2019-01-08T22:26:11.350358350</dc:date>
    <meta:editing-duration>PT9H52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2" meta:character-count="46" meta:non-whitespace-character-count="46"/>
  </office:meta>
</office:document-meta>
</file>